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background-color="#FFFFFF"/>
    </style:style>
    <style:style style:name="T2" style:parent-style-name="DefaultParagraphFont" style:family="text">
      <style:text-properties style:font-name="Comic Sans MS" style:font-name-asian="Times New Roman" style:font-name-complex="Segoe UI" fo:font-weight="bold" style:font-weight-asian="bold" style:font-weight-complex="bold" fo:color="#464855" fo:font-size="18pt" style:font-size-asian="18pt" style:font-size-complex="18pt" style:language-asian="fr" style:country-asian="FR"/>
    </style:style>
    <style:style style:name="P3" style:parent-style-name="Standard" style:family="paragraph">
      <style:paragraph-properties fo:margin-bottom="0.1944in"/>
      <style:text-properties style:font-name="Comic Sans MS" style:font-name-asian="Times New Roman" style:font-name-complex="Segoe UI" fo:color="#464855" fo:font-size="18pt" style:font-size-asian="18pt" style:font-size-complex="18pt" style:language-asian="fr" style:country-asian="FR"/>
    </style:style>
    <style:style style:name="P4" style:parent-style-name="Standard" style:family="paragraph">
      <style:paragraph-properties fo:margin-bottom="0.1944in"/>
    </style:style>
    <style:style style:name="T5"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7"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8"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9"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0" style:parent-style-name="Standard" style:family="paragraph">
      <style:paragraph-properties fo:margin-bottom="0.1944in"/>
    </style:style>
    <style:style style:name="T1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12" style:parent-style-name="DefaultParagraphFont" style:family="text">
      <style:text-properties fo:color="#6B6F80"/>
    </style:style>
    <style:style style:name="T1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14"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15" style:parent-style-name="Standard" style:family="paragraph">
      <style:paragraph-properties fo:margin-bottom="0.1944in"/>
    </style:style>
    <style:style style:name="T16"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17" style:parent-style-name="Standard" style:family="paragraph">
      <style:paragraph-properties fo:margin-bottom="0.1944in"/>
    </style:style>
    <style:style style:name="T1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19"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0" style:parent-style-name="Standard" style:family="paragraph">
      <style:paragraph-properties fo:margin-bottom="0.1944in"/>
    </style:style>
    <style:style style:name="T2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22" style:parent-style-name="Standard" style:family="paragraph">
      <style:paragraph-properties fo:margin-bottom="0.1944in"/>
    </style:style>
    <style:style style:name="P23" style:parent-style-name="Heading4" style:family="paragraph">
      <style:paragraph-properties fo:margin-top="0in" fo:margin-bottom="0.1944in"/>
    </style:style>
    <style:style style:name="T24"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T25" style:parent-style-name="DefaultParagraphFont" style:family="text">
      <style:text-properties style:font-name="Segoe UI" style:font-name-asian="Times New Roman" style:font-name-complex="Segoe UI" fo:color="#464855" fo:font-size="10.5pt" style:font-size-asian="10.5pt" style:font-size-complex="10.5pt" style:language-asian="fr" style:country-asian="FR"/>
    </style:style>
    <style:style style:name="P26"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7"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8" style:parent-style-name="Standard" style:family="paragraph">
      <style:paragraph-properties fo:margin-bottom="0.1944in"/>
      <style:text-properties style:font-name="Segoe UI" style:font-name-asian="Times New Roman" style:font-name-complex="Segoe UI" fo:color="#6B6F80" fo:font-size="10.5pt" style:font-size-asian="10.5pt" style:font-size-complex="10.5pt" style:language-asian="fr" style:country-asian="FR"/>
    </style:style>
    <style:style style:name="P29" style:parent-style-name="Standard" style:family="paragraph">
      <style:paragraph-properties fo:margin-bottom="0.1944in"/>
    </style:style>
    <style:style style:name="P30" style:parent-style-name="Standard" style:family="paragraph">
      <style:paragraph-properties fo:margin-bottom="0.1944in"/>
    </style:style>
    <style:style style:name="T31"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32" style:parent-style-name="Standard" style:family="paragraph">
      <style:paragraph-properties fo:margin-bottom="0.1944in"/>
    </style:style>
    <style:style style:name="T33"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3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35" style:parent-style-name="Standard" style:family="paragraph">
      <style:paragraph-properties fo:margin-bottom="0.1944in"/>
    </style:style>
    <style:style style:name="P36" style:parent-style-name="Standard" style:family="paragraph">
      <style:paragraph-properties fo:margin-bottom="0.1944in"/>
    </style:style>
    <style:style style:name="T37"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38"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P39" style:parent-style-name="Standard" style:family="paragraph">
      <style:paragraph-properties fo:margin-bottom="0.1944in"/>
    </style:style>
    <style:style style:name="P40" style:parent-style-name="Standard" style:family="paragraph">
      <style:paragraph-properties fo:margin-bottom="0.1944in"/>
    </style:style>
    <style:style style:name="T41"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T42" style:parent-style-name="DefaultParagraphFont" style:family="text">
      <style:text-properties style:font-name="Comic Sans MS" style:font-name-asian="Times New Roman" style:font-name-complex="Segoe UI" fo:color="#464855" fo:font-size="18pt" style:font-size-asian="18pt" style:font-size-complex="18pt" style:language-asian="fr" style:country-asian="FR"/>
    </style:style>
    <style:style style:name="P43" style:parent-style-name="Standard" style:family="paragraph">
      <style:paragraph-properties fo:margin-bottom="0.1944in"/>
    </style:style>
    <style:style style:name="T44" style:parent-style-name="DefaultParagraphFont" style:family="text">
      <style:text-properties style:font-name="Segoe UI" style:font-name-asian="Times New Roman" style:font-name-complex="Segoe UI" fo:color="#6B6F80" fo:font-size="10.5pt" style:font-size-asian="10.5pt" style:font-size-complex="10.5pt" style:language-asian="fr" style:country-asian="FR"/>
    </style:style>
    <style:style style:name="T45" style:parent-style-name="DefaultParagraphFont" style:family="text">
      <style:text-properties fo:color="#6B6F80"/>
    </style:style>
  </office:automatic-styles>
  <office:body>
    <office:text text:use-soft-page-breaks="true">
      <text:h text:style-name="P1" text:outline-level="2"><text:span text:style-name="T2">BONUS PROJECT: The Surfing Project : census of your wonders</text:span></text:h>
      <text:h text:style-name="P3" text:outline-level="2"/>
      <text:h text:style-name="P4" text:outline-level="2"><text:span text:style-name="T5">1. Introduction</text:span></text:h>
      <text:h text:style-name="P6" text:outline-level="2">Hello and welcome to the "BONUS" projects. These are projects that are there to improve community cohesion and are usually done by one person or a group of<text:s/>people. These projects allow the rest of the community to benefit and offer a challenge to those who are comfortable.</text:h>
      <text:h text:style-name="P7" text:outline-level="2">They have a double objective:</text:h>
      <text:h text:style-name="P8" text:outline-level="2">- To offer a bit of practice to the people comfortable in the training</text:h>
      <text:h text:style-name="P9" text:outline-level="2">- To make the rest of the community enjoy it</text:h>
      <text:h text:style-name="P10" text:outline-level="2"><text:span text:style-name="T11">We hope you like them<text:s/></text:span><text:span text:style-name="T12">😊</text:span><text:span text:style-name="T13"><text:s/>.</text:span></text:h>
      <text:h text:style-name="P14" text:outline-level="2"/>
      <text:h text:style-name="P15" text:outline-level="2"><text:span text:style-name="T16">2. The Project</text:span></text:h>
      <text:h text:style-name="P17" text:outline-level="2"><text:span text:style-name="T18">This first project is simple: we're going to ask you to make a site that lists the links in production (for example on RawGit) of your co-makers' projects. No need to have a list that contains only the bes</text:span><text:span text:style-name="T19">t projects, the goal is to show in a benevolent way what you are able to do collectively.</text:span></text:h>
      <text:h text:style-name="P20" text:outline-level="2"><text:span text:style-name="T21">If some people haven't finished, it doesn't matter: put the links in production that will improve as they commit and push :).</text:span></text:h>
      <text:h text:style-name="P22" text:outline-level="2"/>
      <text:h text:style-name="P23" text:outline-level="4"><text:span text:style-name="T24">🤓</text:span><text:span text:style-name="T25"><text:s/>FAQ</text:span></text:h>
      <text:h text:style-name="P26" text:outline-level="2">Tell me all Bill Nye: many<text:s/>people don’t want to share their link because they are ashamed they say.</text:h>
      <text:h text:style-name="P27" text:outline-level="2">Nah, but you're grown-ups! You're (hopefully) past the age of being ashamed to learn new skills! The goal of THP is to take advantage of the community to help each other, exchange, share. Doing nothing because you are not good at it is the first step towards a vicious circle that does not lead far.</text:h>
      <text:h text:style-name="P28" text:outline-level="2">The goal is to learn together by taking advantage of the collective to rise, so take advantage of that. If your goal is to do our community<text:s/>training solo, well, uh...</text:h>
      <text:h text:style-name="P29" text:outline-level="2"/>
      <text:h text:style-name="P30" text:outline-level="2"><text:span text:style-name="T31">This will allow you to see the different projects you have done, and to easily compare your code</text:span></text:h>
      <text:h text:style-name="P32" text:outline-level="2"><text:span text:style-name="T33">You can start by doing the census in a simple way with a list like the one below, then you can add using Bootstrap components scre</text:span><text:span text:style-name="T34">enshots, cards, the name of the person, etc.</text:span></text:h>
      <text:h text:style-name="P35" text:outline-level="2"/>
      <text:h text:style-name="P36" text:outline-level="2"><text:span text:style-name="T37">T</text:span><text:span text:style-name="T38">ip: if you are several people who want to do this BONUS project, do it together on the same repo</text:span></text:h>
      <text:h text:style-name="P39" text:outline-level="2"/>
      <text:h text:style-name="P40" text:outline-level="2"><text:span text:style-name="T41">3. Expected<text:s/></text:span><text:span text:style-name="T42">deliverable</text:span></text:h>
      <text:h text:style-name="P43" text:outline-level="2"><text:span text:style-name="T44">A close-knit community<text:s/></text:span><text:span text:style-name="T45">🥰</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mic Sans MS" svg:font-family="Comic Sans MS" style:font-family-generic="script" style:font-pitch="variable" svg:panose-1="3 15 7 2 3 3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hieu Paradis</dc:creator>
    <meta:creation-date>2021-06-06T20:08:00Z</meta:creation-date>
    <dc:date>2021-06-06T20:16:00Z</dc:date>
    <meta:template xlink:href="Normal" xlink:type="simple"/>
    <meta:editing-cycles>9</meta:editing-cycles>
    <meta:editing-duration>PT120S</meta:editing-duration>
    <meta:document-statistic meta:page-count="2" meta:paragraph-count="3" meta:word-count="301" meta:character-count="1956" meta:row-count="13" meta:non-whitespace-character-count="1658"/>
  </office:meta>
</office:document-meta>
</file>